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

            <text:p text:style-name="Standard"><text:span>This action is executed first when Flow is started. Connect the output from this action to the first next action you want to perform.</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Connect this output to the action you want to be executed first when the Flow starts.</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